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3-Year budget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Year 1</text:p>
          </table:table-cell>
          <table:table-cell table:style-name="Default" office:value-type="string" calcext:value-type="string">
            <text:p>Year 2</text:p>
          </table:table-cell>
          <table:table-cell table:style-name="Default" office:value-type="string" calcext:value-type="string">
            <text:p>Year 3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oject administrator (full-time)</text:p>
          </table:table-cell>
          <table:table-cell office:value-type="currency" office:currency="CAD" office:value="52370" calcext:value-type="currency">
            <text:p>$52,370.00</text:p>
          </table:table-cell>
          <table:table-cell table:formula="of:=[.B3]*1.03" office:value-type="currency" office:currency="CAD" office:value="53941.1" calcext:value-type="currency">
            <text:p>$53,941.10</text:p>
          </table:table-cell>
          <table:table-cell table:formula="of:=[.C3]*1.03" office:value-type="currency" office:currency="CAD" office:value="55559.333" calcext:value-type="currency">
            <text:p>$55,559.33</text:p>
          </table:table-cell>
          <table:table-cell table:formula="of:=SUM([.B3:.D3])" office:value-type="currency" office:currency="CAD" office:value="161870.433" calcext:value-type="currency">
            <text:p>$161,870.43</text:p>
          </table:table-cell>
        </table:table-row>
        <table:table-row table:style-name="ro1">
          <table:table-cell office:value-type="string" calcext:value-type="string">
            <text:p>Physician support (1d/week)</text:p>
          </table:table-cell>
          <table:table-cell table:number-columns-repeated="3" office:value-type="currency" office:currency="CAD" office:value="32500" calcext:value-type="currency">
            <text:p>$32,500.00</text:p>
          </table:table-cell>
          <table:table-cell table:formula="of:=SUM([.B4:.D4])" office:value-type="currency" office:currency="CAD" office:value="97500" calcext:value-type="currency">
            <text:p>$97,500.00</text:p>
          </table:table-cell>
        </table:table-row>
        <table:table-row table:style-name="ro1">
          <table:table-cell office:value-type="string" calcext:value-type="string">
            <text:p>Meetings (Travel + accommodations)</text:p>
          </table:table-cell>
          <table:table-cell table:number-columns-repeated="3" office:value-type="currency" office:currency="CAD" office:value="3000" calcext:value-type="currency">
            <text:p>$3,000.00</text:p>
          </table:table-cell>
          <table:table-cell table:formula="of:=SUM([.B5:.D5])" office:value-type="currency" office:currency="CAD" office:value="9000" calcext:value-type="currency">
            <text:p>$9,00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M 3D printers (3 x Prusa i3 MK2)</text:p>
          </table:table-cell>
          <table:table-cell table:formula="of:=924*1.13*3" office:value-type="currency" office:currency="CAD" office:value="3132.36" calcext:value-type="currency">
            <text:p>$3,132.36</text:p>
          </table:table-cell>
          <table:table-cell table:number-columns-repeated="2" office:value-type="currency" office:currency="CAD" office:value="0" calcext:value-type="currency">
            <text:p>$0.00</text:p>
          </table:table-cell>
          <table:table-cell table:formula="of:=SUM([.B8:.D8])" office:value-type="currency" office:currency="CAD" office:value="3132.36" calcext:value-type="currency">
            <text:p>$3,132.36</text:p>
          </table:table-cell>
        </table:table-row>
        <table:table-row table:style-name="ro1">
          <table:table-cell office:value-type="string" calcext:value-type="string">
            <text:p>SLA 3D printer (1 x Form Labs Form2)</text:p>
          </table:table-cell>
          <table:table-cell table:formula="of:=(3499+189.08+454.87)*1.3" office:value-type="currency" office:currency="CAD" office:value="5385.835" calcext:value-type="currency">
            <text:p>$5,385.84</text:p>
          </table:table-cell>
          <table:table-cell table:number-columns-repeated="2" office:value-type="currency" office:currency="CAD" office:value="0" calcext:value-type="currency">
            <text:p>$0.00</text:p>
          </table:table-cell>
          <table:table-cell table:formula="of:=SUM([.B9:.D9])" office:value-type="currency" office:currency="CAD" office:value="5385.835" calcext:value-type="currency">
            <text:p>$5,385.84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rvi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ineering (ECG)</text:p>
          </table:table-cell>
          <table:table-cell office:value-type="currency" office:currency="CAD" office:value="2000" calcext:value-type="currency">
            <text:p>$2,000.00</text:p>
          </table:table-cell>
          <table:table-cell office:value-type="currency" office:currency="CAD" office:value="25000" calcext:value-type="currency">
            <text:p>$25,000.00</text:p>
          </table:table-cell>
          <table:table-cell office:value-type="currency" office:currency="CAD" office:value="5000" calcext:value-type="currency">
            <text:p>$5,000.00</text:p>
          </table:table-cell>
          <table:table-cell table:formula="of:=SUM([.B14:.D14])" office:value-type="currency" office:currency="CAD" office:value="32000" calcext:value-type="currency">
            <text:p>$32,000.00</text:p>
          </table:table-cell>
        </table:table-row>
        <table:table-row table:style-name="ro1">
          <table:table-cell office:value-type="string" calcext:value-type="string">
            <text:p>Engineering (Pulse oximeter)</text:p>
          </table:table-cell>
          <table:table-cell office:value-type="currency" office:currency="CAD" office:value="15000" calcext:value-type="currency">
            <text:p>$15,000.00</text:p>
          </table:table-cell>
          <table:table-cell table:number-columns-repeated="2" office:value-type="currency" office:currency="CAD" office:value="5000" calcext:value-type="currency">
            <text:p>$5,000.00</text:p>
          </table:table-cell>
          <table:table-cell table:formula="of:=SUM([.B15:.D15])" office:value-type="currency" office:currency="CAD" office:value="25000" calcext:value-type="currency">
            <text:p>$25,000.00</text:p>
          </table:table-cell>
        </table:table-row>
        <table:table-row table:style-name="ro1">
          <table:table-cell office:value-type="string" calcext:value-type="string">
            <text:p>Engineering (Stethoscope)</text:p>
          </table:table-cell>
          <table:table-cell table:number-columns-repeated="3" office:value-type="currency" office:currency="CAD" office:value="1000" calcext:value-type="currency">
            <text:p>$1,000.00</text:p>
          </table:table-cell>
          <table:table-cell table:formula="of:=SUM([.B16:.D16])" office:value-type="currency" office:currency="CAD" office:value="3000" calcext:value-type="currency">
            <text:p>$3,00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p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w material (Plastic filament)</text:p>
          </table:table-cell>
          <table:table-cell table:number-columns-repeated="3" office:value-type="currency" office:currency="CAD" office:value="400" calcext:value-type="currency">
            <text:p>$400.00</text:p>
          </table:table-cell>
          <table:table-cell table:formula="of:=SUM([.B19:.D19])" office:value-type="currency" office:currency="CA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>
            <text:p>Raw material (Plastic resin)</text:p>
          </table:table-cell>
          <table:table-cell office:value-type="currency" office:currency="CAD" office:value="450" calcext:value-type="currency">
            <text:p>$450.00</text:p>
          </table:table-cell>
          <table:table-cell table:number-columns-repeated="2" office:value-type="currency" office:currency="CAD" office:value="150" calcext:value-type="currency">
            <text:p>$150.00</text:p>
          </table:table-cell>
          <table:table-cell table:formula="of:=SUM([.B20:.D20])" office:value-type="currency" office:currency="CAD" office:value="750" calcext:value-type="currency">
            <text:p>$750.00</text:p>
          </table:table-cell>
        </table:table-row>
        <table:table-row table:style-name="ro1">
          <table:table-cell table:number-columns-repeated="4"/>
          <table:table-cell table:formula="of:=SUM([.B21:.D21])" office:value-type="currency" office:currency="CAD" office:value="0" calcext:value-type="currency">
            <text:p>$0.00</text:p>
          </table:table-cell>
        </table:table-row>
        <table:table-row table:style-name="ro1">
          <table:table-cell table:number-columns-repeated="4"/>
          <table:table-cell table:formula="of:=SUM([.B22:.D22])" office:value-type="currency" office:currency="CAD" office:value="0" calcext:value-type="currency">
            <text:p>$0.00</text:p>
          </table:table-cell>
        </table:table-row>
        <table:table-row table:style-name="ro1">
          <table:table-cell table:number-columns-repeated="4"/>
          <table:table-cell table:formula="of:=SUM([.B23:.D23])" office:value-type="currency" office:currency="CA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23])" office:value-type="currency" office:currency="CAD" office:value="115238.195" calcext:value-type="currency">
            <text:p>$115,238.20</text:p>
          </table:table-cell>
          <table:table-cell table:formula="of:=SUM([.C3:.C23])" office:value-type="currency" office:currency="CAD" office:value="120991.1" calcext:value-type="currency">
            <text:p>$120,991.10</text:p>
          </table:table-cell>
          <table:table-cell table:formula="of:=SUM([.D3:.D23])" office:value-type="currency" office:currency="CAD" office:value="102609.333" calcext:value-type="currency">
            <text:p>$102,609.33</text:p>
          </table:table-cell>
          <table:table-cell table:formula="of:=SUM([.B24:.D24])" office:value-type="currency" office:currency="CAD" office:value="338838.628" calcext:value-type="currency">
            <text:p>$338,838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0:39:19.839403629</meta:creation-date>
    <dc:date>2016-08-31T12:31:23.743573669</dc:date>
    <meta:editing-duration>PT1H41M10S</meta:editing-duration>
    <meta:editing-cycles>8</meta:editing-cycles>
    <meta:generator>LibreOffice/5.1.4.2$Linux_X86_64 LibreOffice_project/10m0$Build-2</meta:generator>
    <meta:document-statistic meta:table-count="1" meta:cell-count="67" meta:object-count="0"/>
  </office:meta>
</office:document-meta>
</file>